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 style:list-style-name="L2"/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Heading_20_3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_20_1">DC SRAP meeting 43</text:p>
      <text:p text:style-name="Standard">Time: 2024-03-12, 16:00-17:00 UTC</text:p>
      <text:p text:style-name="Standard">Place: Zoom, <text:a xlink:type="simple" xlink:href="https://helsinki.zoom.us/j/62368569596?pwd=UGQxenZFbjZQUlluRzdQQUM1UFhaUT09" text:style-name="Internet_20_link" text:visited-style-name="Visited_20_Internet_20_Link">https://helsinki.zoom.us/j/62368569596?pwd=UGQxenZFbjZQUlluRzdQQUM1UFhaUT09</text:a> </text:p>
      <text:p text:style-name="Heading_20_2">Agenda</text:p>
      <text:h text:style-name="Heading_20_3" text:outline-level="1">Opening of the meeting</text:h>
      <text:h text:style-name="Heading_20_3" text:outline-level="1">Appointment of the minutes taker – <text:span text:style-name="T1">Karen </text:span></text:h>
      <text:h text:style-name="Heading_20_3" text:outline-level="1">Approval of the agenda</text:h>
      <text:h text:style-name="Heading_20_3" text:outline-level="1">Minutes of previous meetings</text:h>
      <text:p text:style-name="Standard">Minutes of the previous meeting (by Alasdair): <text:line-break/><text:a xlink:type="simple" xlink:href="https://github.com/dcmi/dc-srap/blob/main/meetings/2024-02-13_srap_meeting_42_notes.odt" text:style-name="Internet_20_link" text:visited-style-name="Visited_20_Internet_20_Link">https://github.com/dcmi/dc-srap/blob/main/meetings/2024-02-13_srap_meeting_42_notes.odt</text:a> </text:p>
      <text:h text:style-name="Heading_20_3" text:outline-level="1">Reorganizing the specification document</text:h>
      <text:p text:style-name="Text_20_body">Osma has drafted a restructured version of the main specification text.</text:p>
      <text:p text:style-name="Text_20_body">See pull request: <text:a xlink:type="simple" xlink:href="https://github.com/dcmi/dc-srap/pull/39" text:style-name="Internet_20_link" text:visited-style-name="Visited_20_Internet_20_Link">https://github.com/dcmi/dc-srap/pull/39</text:a> </text:p>
      <text:h text:style-name="P5" text:outline-level="1">Restructured headings; grouped fields as Basic, Status and Dates, and Containment, etc. No changes to introduction. </text:h>
      <text:p text:style-name="Text_20_body"><text:span text:style-name="T2">Which that have properties; others are SRAP: 16 properties; are they really needed?Do they fit with DCTERMS? </text:span></text:p>
      <text:p text:style-name="Text_20_body"><text:span text:style-name="T2">Alisdair: embargoDataRange is useful</text:span></text:p>
      <text:p text:style-name="Text_20_body"><text:span text:style-name="T2">TAP needs new definitions</text:span></text:p>
      <text:p text:style-name="Text_20_body"><text:span text:style-name="T2">Should we repeat info in the document?</text:span></text:p>
      <text:p text:style-name="Text_20_body"><text:span text:style-name="T2">Do we need to indicate subproperties?</text:span></text:p>
      <text:p text:style-name="Text_20_body"><text:span text:style-name="T2">for the SRAP ones, plan A is to propose these to the Usage Board?</text:span></text:p>
      <text:p text:style-name="Text_20_body"><text:span text:style-name="T2">Alisdair: date accessioned, date issued, and date available; dct:dateaccepted (for publication); that's different; Alisdair will check how these are used and maybe find definition</text:span></text:p>
      <text:p text:style-name="Text_20_body"><text:span text:style-name="T2">Osma: date accessioned is used in dspace, so it is probably used a lot.</text:span></text:p>
      <text:list xml:id="list8539806689671807083" text:style-name="L2">
        <text:list-item>
          <text:p text:style-name="P3"><text:span text:style-name="T2">looking at SKOS primer and reference as examples of how to do the documentation</text:span></text:p>
        </text:list-item>
      </text:list>
      <text:p text:style-name="Text_20_body"><text:span text:style-name="T2">kc: still need a nice html display of the TAPs</text:span></text:p>
      <text:p text:style-name="Text_20_body"><text:span text:style-name="T2">osma: will work on the TAP definitions</text:span></text:p>
      <text:h text:style-name="Heading_20_3" text:outline-level="1">Organizational/academic context</text:h>
      <text:p text:style-name="Standard">See issue: <text:a xlink:type="simple" xlink:href="https://github.com/dcmi/dc-srap/issues/37" text:style-name="Internet_20_link" text:visited-style-name="Visited_20_Internet_20_Link">https://github.com/dcmi/dc-srap/issues/37</text:a> </text:p>
      <text:p text:style-name="Standard">Any further examples of organization metadata on e.g. theses?</text:p>
      <text:p text:style-name="P4">Osma: Hard to find these</text:p>
      <text:p text:style-name="P4">kc: will look in schema.org</text:p>
      <text:p text:style-name="P4">osma: need a relationship between the academic entities and the document. </text:p>
      <text:p text:style-name="P4"><text:soft-page-break/>kc: look at LRM; ask Phil if he has seen this. send him link to issue</text:p>
      <text:h text:style-name="Heading_20_3" text:outline-level="1">Open Repositories 2024 poster presentation</text:h>
      <text:p text:style-name="Text_20_body">The poster presentation proposal about SRAP has been accepted!</text:p>
      <text:p text:style-name="Text_20_body">Important dates:</text:p>
      <text:list xml:id="list761960601924018518" text:style-name="L1">
        <text:list-item>
          <text:p text:style-name="P1">Early bird registration until 15 March</text:p>
        </text:list-item>
        <text:list-item>
          <text:p text:style-name="P1">PDF copy of A0 poster by 27 May (by 20 May if printed locally in Göteborg)</text:p>
        </text:list-item>
        <text:list-item>
          <text:p text:style-name="P1">Minute Madness presentation slides by 31 May</text:p>
        </text:list-item>
        <text:list-item>
          <text:p text:style-name="P1">Poster session on 4 June in Göteborg (Osma will be there)</text:p>
        </text:list-item>
      </text:list>
      <text:p text:style-name="P2">Osma: poster not done yet; needs to be done a few days before; minute madness needs a slide or two about the poster. Need both rdf and a simplified version for systems that are older. RDF is the main one, and the appendix shows how you could flatten it for older systems. </text:p>
      <text:p text:style-name="P2"/>
      <text:h text:style-name="Heading_20_3" text:outline-level="1">Any other business</text:h>
      <text:h text:style-name="Heading_20_3" text:outline-level="1">Closure of the meet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1374in" fo:margin-bottom="0.0398in"/>
      <style:text-properties fo:font-size="11pt" fo:font-weight="bold" style:font-size-asian="11pt" style:font-weight-asian="bold" style:font-size-complex="11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en Coyle</meta:initial-creator>
    <meta:creation-date>2024-03-12T09:06:24</meta:creation-date>
    <dc:date>2024-03-12T09:59:48</dc:date>
    <dc:creator>Karen Coyle</dc:creator>
    <meta:editing-duration>PT38M9S</meta:editing-duration>
    <meta:editing-cycles>2</meta:editing-cycles>
    <meta:generator>OpenOffice/4.1.9$Unix OpenOffice.org_project/419m1$Build-9805</meta:generator>
    <meta:document-statistic meta:table-count="0" meta:image-count="0" meta:object-count="0" meta:page-count="2" meta:paragraph-count="41" meta:word-count="366" meta:character-count="2391"/>
  </office:meta>
</office:document-meta>
</file>